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903cm" style:rel-column-width="3481*"/>
    </style:style>
    <style:style style:name="Tableau3.B" style:family="table-column">
      <style:table-column-properties style:column-width="11.4cm" style:rel-column-width="43946*"/>
    </style:style>
    <style:style style:name="Tableau3.C" style:family="table-column">
      <style:table-column-properties style:column-width="2.491cm" style:rel-column-width="9601*"/>
    </style:style>
    <style:style style:name="Tableau3.D" style:family="table-column">
      <style:table-column-properties style:column-width="2.207cm" style:rel-column-width="8507*"/>
    </style:style>
    <style:style style:name="Tableau3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eau3.2" style:family="table-row">
      <style:table-row-properties style:min-row-height="0.801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192d20" style:font-size-asian="12pt" style:font-style-asian="normal" style:font-weight-asian="normal" style:font-size-complex="12pt" style:text-emphasize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officeooo:rsid="00119a29" officeooo:paragraph-rsid="00192d20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officeooo:paragraph-rsid="00192d20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officeooo:rsid="001b5c5f" officeooo:paragraph-rsid="001b5c5f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officeooo:rsid="001dd6c2" officeooo:paragraph-rsid="001dd6c2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1f573c" officeooo:paragraph-rsid="001f573c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1fa07a" officeooo:paragraph-rsid="001fa07a" style:font-size-asian="12pt" style:font-size-complex="12pt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Arial" fo:font-size="12pt" officeooo:paragraph-rsid="00155bcd" style:font-size-asian="12pt" style:font-size-complex="12pt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" fo:font-size="12pt" fo:letter-spacing="normal" fo:font-style="normal" fo:font-weight="normal" officeooo:paragraph-rsid="00192d20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officeooo:rsid="00253c67" officeooo:paragraph-rsid="00192d20" style:font-size-asian="12pt" style:font-size-complex="12pt"/>
    </style:style>
    <style:style style:name="P1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officeooo:rsid="00119a29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1d2125" loext:opacity="100%" fo:letter-spacing="normal" fo:font-style="normal" fo:font-weight="normal" officeooo:rsid="00119a29"/>
    </style:style>
    <style:style style:name="T4" style:family="text">
      <style:text-properties fo:font-variant="normal" fo:text-transform="none" fo:color="#1d2125" loext:opacity="100%" fo:letter-spacing="normal" fo:font-style="normal" fo:font-weight="normal" officeooo:rsid="002195a4"/>
    </style:style>
    <style:style style:name="T5" style:family="text">
      <style:text-properties officeooo:rsid="001c9bda"/>
    </style:style>
    <style:style style:name="T6" style:family="text">
      <style:text-properties officeooo:rsid="002195a4"/>
    </style:style>
    <style:style style:name="T7" style:family="text">
      <style:text-properties officeooo:rsid="00229072"/>
    </style:style>
    <style:style style:name="T8" style:family="text">
      <style:text-properties officeooo:rsid="00245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94007201782448">
          <table:table-cell table:style-name="Tableau3.A1" office:value-type="string">
            <text:p text:style-name="P2">N°</text:p>
          </table:table-cell>
          <table:table-cell table:style-name="Tableau3.A1" office:value-type="string">
            <text:p text:style-name="P1">Amélioration fonctionnelle</text:p>
          </table:table-cell>
          <table:table-cell table:style-name="Tableau3.A1" office:value-type="string">
            <text:p text:style-name="P2">Approuvé ?</text:p>
          </table:table-cell>
          <table:table-cell table:style-name="Tableau3.D1" office:value-type="string">
            <text:p text:style-name="P3">R<text:span text:style-name="T1">éussie ?</text:span></text:p>
          </table:table-cell>
        </table:table-row>
        <table:table-row table:style-name="Tableau3.2">
          <table:table-cell table:style-name="Tableau3.A10" office:value-type="string">
            <text:p text:style-name="P2">1</text:p>
          </table:table-cell>
          <table:table-cell table:style-name="Tableau3.B2" office:value-type="string">
            <text:p text:style-name="P10"><text:bookmark text:name="yui_3_17_2_1_1674207746330_25146"/>Page d'accueil, afficher les derniers jeux acquis ou une liste de jeux choisis</text:p>
          </table:table-cell>
          <table:table-cell table:style-name="Tableau3.C2" office:value-type="string">
            <text:p text:style-name="P4">oui</text:p>
          </table:table-cell>
          <table:table-cell table:style-name="Tableau3.D2" office:value-type="string">
            <text:p text:style-name="P7">oui</text:p>
          </table:table-cell>
        </table:table-row>
        <table:table-row table:style-name="TableLine94007202108464">
          <table:table-cell table:style-name="Tableau3.A10" office:value-type="string">
            <text:p text:style-name="P2">2</text:p>
          </table:table-cell>
          <table:table-cell table:style-name="Tableau3.B3" office:value-type="string">
            <text:p text:style-name="P10">Prévoir un affichage pour les catégories qui sont vides ou ne pas les affichés.</text:p>
          </table:table-cell>
          <table:table-cell table:style-name="Tableau3.C3" office:value-type="string">
            <text:p text:style-name="P4">oui</text:p>
          </table:table-cell>
          <table:table-cell table:style-name="Tableau3.D3" office:value-type="string">
            <text:p text:style-name="P6">oui</text:p>
          </table:table-cell>
        </table:table-row>
        <table:table-row table:style-name="TableLine94007202111072">
          <table:table-cell table:style-name="Tableau3.A10" office:value-type="string">
            <text:p text:style-name="P2">3</text:p>
          </table:table-cell>
          <table:table-cell table:style-name="Tableau3.B4" office:value-type="string">
            <text:p text:style-name="P10">Utiliser des classes pour les contrôleurs</text:p>
          </table:table-cell>
          <table:table-cell table:style-name="Tableau3.C4" office:value-type="string">
            <text:p text:style-name="P4">oui</text:p>
          </table:table-cell>
          <table:table-cell table:style-name="Tableau3.D4" office:value-type="string">
            <text:p text:style-name="P3"/>
          </table:table-cell>
        </table:table-row>
        <table:table-row table:style-name="TableLine94007202113968">
          <table:table-cell table:style-name="Tableau3.A10" office:value-type="string">
            <text:p text:style-name="P2">4</text:p>
          </table:table-cell>
          <table:table-cell table:style-name="Tableau3.B5" office:value-type="string">
            <text:p text:style-name="P10">Utiliser une classe pour la session</text:p>
          </table:table-cell>
          <table:table-cell table:style-name="Tableau3.C5" office:value-type="string">
            <text:p text:style-name="P4">oui</text:p>
          </table:table-cell>
          <table:table-cell table:style-name="Tableau3.D5" office:value-type="string">
            <text:p text:style-name="P11">iiiiiiiiiiiiiiiiiiiiiiiiiiiiiiiiiiiiiiiiiiiiiiiiiiiiiiiiiiiiiiiiiiiiiiiiiiiiiiiiiiiiiiiiiiiiiiiiiiiiiiiiiiiiiiiiiiiiiiiiiiiiiiiiiiiii</text:p>
          </table:table-cell>
        </table:table-row>
        <table:table-row table:style-name="TableLine94007202116816">
          <table:table-cell table:style-name="Tableau3.A10" office:value-type="string">
            <text:p text:style-name="P2">5</text:p>
          </table:table-cell>
          <table:table-cell table:style-name="Tableau3.B6" office:value-type="string">
            <text:p text:style-name="P10">Ajouter une page inscription</text:p>
          </table:table-cell>
          <table:table-cell table:style-name="Tableau3.C6" office:value-type="string">
            <text:p text:style-name="P4">oui</text:p>
          </table:table-cell>
          <table:table-cell table:style-name="Tableau3.D6" office:value-type="string">
            <text:p text:style-name="P3"/>
          </table:table-cell>
        </table:table-row>
        <table:table-row table:style-name="TableLine94007202119536">
          <table:table-cell table:style-name="Tableau3.A10" office:value-type="string">
            <text:p text:style-name="P2">6</text:p>
          </table:table-cell>
          <table:table-cell table:style-name="Tableau3.B7" office:value-type="string">
            <text:p text:style-name="P10">Ajouter une page Connexion</text:p>
          </table:table-cell>
          <table:table-cell table:style-name="Tableau3.C7" office:value-type="string">
            <text:p text:style-name="P4">oui</text:p>
          </table:table-cell>
          <table:table-cell table:style-name="Tableau3.D7" office:value-type="string">
            <text:p text:style-name="P3"/>
          </table:table-cell>
        </table:table-row>
        <table:table-row table:style-name="TableLine94007202122304">
          <table:table-cell table:style-name="Tableau3.A10" office:value-type="string">
            <text:p text:style-name="P2">7</text:p>
          </table:table-cell>
          <table:table-cell table:style-name="Tableau3.B8" office:value-type="string">
            <text:p text:style-name="P10">Ajouter une page mon compte avec les informations de l'utilisateur</text:p>
          </table:table-cell>
          <table:table-cell table:style-name="Tableau3.C8" office:value-type="string">
            <text:p text:style-name="P4">oui</text:p>
          </table:table-cell>
          <table:table-cell table:style-name="Tableau3.D8" office:value-type="string">
            <text:p text:style-name="P3"/>
          </table:table-cell>
        </table:table-row>
        <table:table-row table:style-name="TableLine94007202125072">
          <table:table-cell table:style-name="Tableau3.A10" office:value-type="string">
            <text:p text:style-name="P2">8</text:p>
          </table:table-cell>
          <table:table-cell table:style-name="Tableau3.B9" office:value-type="string">
            <text:p text:style-name="P10">Créer une table jeux. Un jeu peut avoir plusieurs exemplaire</text:p>
          </table:table-cell>
          <table:table-cell table:style-name="Tableau3.C9" office:value-type="string">
            <text:p text:style-name="P4">oui</text:p>
          </table:table-cell>
          <table:table-cell table:style-name="Tableau3.D9" office:value-type="string">
            <text:p text:style-name="P5">oui</text:p>
          </table:table-cell>
        </table:table-row>
        <table:table-row table:style-name="TableLine94007202127488">
          <table:table-cell table:style-name="Tableau3.A10" office:value-type="string">
            <text:p text:style-name="P2">9</text:p>
          </table:table-cell>
          <table:table-cell table:style-name="Tableau3.B10" office:value-type="string">
            <text:p text:style-name="P10">Créer une table consoles</text:p>
          </table:table-cell>
          <table:table-cell table:style-name="Tableau3.C10" office:value-type="string">
            <text:p text:style-name="P4">ou<text:span text:style-name="T5">i</text:span></text:p>
          </table:table-cell>
          <table:table-cell table:style-name="Tableau3.D10" office:value-type="string">
            <text:p text:style-name="P5">oui</text:p>
          </table:table-cell>
        </table:table-row>
        <table:table-row table:style-name="TableLine94007202130256">
          <table:table-cell table:style-name="Tableau3.A11" office:value-type="string">
            <text:p text:style-name="P2">10</text:p>
          </table:table-cell>
          <table:table-cell table:style-name="Tableau3.B11" office:value-type="string">
            <text:p text:style-name="P10">Créer une table client et le modèle qui correspond</text:p>
          </table:table-cell>
          <table:table-cell table:style-name="Tableau3.C11" office:value-type="string">
            <text:p text:style-name="P4">oui</text:p>
          </table:table-cell>
          <table:table-cell table:style-name="Tableau3.D11" office:value-type="string">
            <text:p text:style-name="P5">oui</text:p>
          </table:table-cell>
        </table:table-row>
      </table:table>
      <text:p text:style-name="P10"/>
      <text:p text:style-name="P8"><text:bookmark text:name="yui_3_17_2_1_1674207746330_21"/><text:span text:style-name="T2">Afficher l'état du jeu en vente. Bon, ab</text:span><text:span text:style-name="T3">i</text:span><text:span text:style-name="T2">mé, neuf … – </text:span><text:span text:style-name="T4">FAIT</text:span></text:p>
      <text:p text:style-name="P9">Afficher tous les jeux sur la page catégories quand aucune catégorie est choisie. – <text:span text:style-name="T6">FAIT</text:span></text:p>
      <text:p text:style-name="P9">Supprimer les jeux qui sont vendu ou affiché une étiquette "Vendu"</text:p>
      <text:p text:style-name="P9"><text:bookmark text:name="yui_3_17_2_1_1674207746330_20"/>Permettre les modifications des informations personnelles</text:p>
      <text:p text:style-name="P9">Afficher la liste des commandes de l'utilisateur</text:p>
      <text:p text:style-name="P9">Préparer les requêtes SQL – <text:span text:style-name="T7">FAIT</text:span></text:p>
      <text:p text:style-name="P9">Utiliser un auto-loader pour les classes. – <text:span text:style-name="T8">FAIT</text:span></text:p>
      <text:p text:style-name="P9">Mettre une image par défaut quand l'image est null en base de données – <text:span text:style-name="T6">FA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2:00:49.984000000</meta:creation-date>
    <dc:date>2023-02-08T14:18:41.696251827</dc:date>
    <meta:editing-duration>PT8H14M26S</meta:editing-duration>
    <meta:editing-cycles>11</meta:editing-cycles>
    <meta:generator>LibreOffice/7.0.4.2$Linux_X86_64 LibreOffice_project/00$Build-2</meta:generator>
    <meta:document-statistic meta:table-count="1" meta:image-count="0" meta:object-count="0" meta:page-count="1" meta:paragraph-count="48" meta:word-count="188" meta:character-count="1196" meta:non-whitespace-character-count="1051"/>
  </office:meta>
</office:document-meta>
</file>